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99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5.738cm" fo:break-before="auto" style:use-optimal-row-height="true"/>
    </style:style>
    <style:style style:name="ro8" style:family="table-row">
      <style:table-row-properties style:row-height="6.212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1.49cm" fo:break-before="auto" style:use-optimal-row-height="true"/>
    </style:style>
    <style:style style:name="ro13" style:family="table-row">
      <style:table-row-properties style:row-height="8.571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3.369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36cm" fo:break-before="auto" style:use-optimal-row-height="true"/>
    </style:style>
    <style:style style:name="ro20" style:family="table-row">
      <style:table-row-properties style:row-height="0.921cm" fo:break-before="auto" style:use-optimal-row-height="true"/>
    </style:style>
    <style:style style:name="ro21" style:family="table-row">
      <style:table-row-properties style:row-height="1.446cm" fo:break-before="auto" style:use-optimal-row-height="true"/>
    </style:style>
    <style:style style:name="ro22" style:family="table-row">
      <style:table-row-properties style:row-height="1.737cm" fo:break-before="auto" style:use-optimal-row-height="true"/>
    </style:style>
    <style:style style:name="ro23" style:family="table-row">
      <style:table-row-properties style:row-height="3.21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1.711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1.632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4.948cm" fo:break-before="auto" style:use-optimal-row-height="true"/>
    </style:style>
    <style:style style:name="ro32" style:family="table-row">
      <style:table-row-properties style:row-height="1.053cm" fo:break-before="auto" style:use-optimal-row-height="true"/>
    </style:style>
    <style:style style:name="ro33" style:family="table-row">
      <style:table-row-properties style:row-height="6.054cm" fo:break-before="auto" style:use-optimal-row-height="true"/>
    </style:style>
    <style:style style:name="ro34" style:family="table-row">
      <style:table-row-properties style:row-height="2.29cm" fo:break-before="auto" style:use-optimal-row-height="true"/>
    </style:style>
    <style:style style:name="ro35" style:family="table-row">
      <style:table-row-properties style:row-height="0.974cm" fo:break-before="auto" style:use-optimal-row-height="true"/>
    </style:style>
    <style:style style:name="ro36" style:family="table-row">
      <style:table-row-properties style:row-height="0.947cm" fo:break-before="auto" style:use-optimal-row-height="true"/>
    </style:style>
    <style:style style:name="ro37" style:family="table-row">
      <style:table-row-properties style:row-height="1.842cm" fo:break-before="auto" style:use-optimal-row-height="true"/>
    </style:style>
    <style:style style:name="ro38" style:family="table-row">
      <style:table-row-properties style:row-height="0.499cm" fo:break-before="auto" style:use-optimal-row-height="true"/>
    </style:style>
    <style:style style:name="ro39" style:family="table-row">
      <style:table-row-properties style:row-height="1.395cm" fo:break-before="auto" style:use-optimal-row-height="true"/>
    </style:style>
    <style:style style:name="ro40" style:family="table-row">
      <style:table-row-properties style:row-height="2.764cm" fo:break-before="auto" style:use-optimal-row-height="true"/>
    </style:style>
    <style:style style:name="ro41" style:family="table-row">
      <style:table-row-properties style:row-height="4.316cm" fo:break-before="auto" style:use-optimal-row-height="true"/>
    </style:style>
    <style:style style:name="ro42" style:family="table-row">
      <style:table-row-properties style:row-height="0.552cm" fo:break-before="auto" style:use-optimal-row-height="true"/>
    </style:style>
    <style:style style:name="ro43" style:family="table-row">
      <style:table-row-properties style:row-height="3.316cm" fo:break-before="auto" style:use-optimal-row-height="true"/>
    </style:style>
    <style:style style:name="ro44" style:family="table-row">
      <style:table-row-properties style:row-height="4.133cm" fo:break-before="auto" style:use-optimal-row-height="true"/>
    </style:style>
    <style:style style:name="ro45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5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32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1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58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style:text-overline-style="none" style:text-overline-color="font-color" fo:color="#000000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bold" style:font-weight-complex="bold" style:font-style-asian="normal" style:font-style-complex="normal" style:text-emphasize="none" style:font-relief="none" style:font-name="Liberation Sans1"/>
    </style:style>
    <style:style style:name="T2" style:family="text">
      <style:text-properties style:text-overline-style="none" style:text-overline-color="font-color" fo:color="#000000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style-asian="normal" style:font-style-complex="normal" style:text-emphasize="none" style:font-relief="none" style:font-name="Liberation Sans1" fo:font-weight="normal" style:font-weight-asian="normal" style:font-weight-complex="normal"/>
    </style:style>
    <style:style style:name="T3" style:family="text">
      <style:text-properties style:text-overline-style="none" style:text-overline-color="font-color" fo:color="#000000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style-asian="normal" style:font-style-complex="normal" style:text-emphasize="none" style:font-relief="none" style:font-name="Liberation Sans1" fo:font-weight="bold" style:font-weight-asian="bold" style:font-weight-complex="bold"/>
    </style:style>
    <style:style style:name="T4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be480a"/>
    </style:style>
    <style:style style:name="T6" style:family="text">
      <style:text-properties fo:color="#ff0000"/>
    </style:style>
    <style:style style:name="T7" style:family="text">
      <style:text-properties fo:color="#3465a4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 fo:color="#808080"/>
    </style:style>
    <style:style style:name="T1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16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7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9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20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1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2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3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6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7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8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9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0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1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4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6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7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9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40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41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4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43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46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7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8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1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5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8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9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0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1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62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6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6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7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8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9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70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71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72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3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7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79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0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8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8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9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92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3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4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5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6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9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10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10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10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1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11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1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1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2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2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2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2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2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2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2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2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28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9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3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3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3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34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35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36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37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38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39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4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41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42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43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44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45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46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47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48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9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50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51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52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5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5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5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5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5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6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6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6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6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6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67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68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69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70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71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7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3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74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5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76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7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7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7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80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8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8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8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8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8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8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8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89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0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91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92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9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9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9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9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97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20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0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0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0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07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09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1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1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1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1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1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1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1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1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2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2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2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2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2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2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2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2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30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3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32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33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34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35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3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37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8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4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4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4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4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5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5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5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57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6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2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3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65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66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67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113"/>
        <table:table-column table:style-name="co2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104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104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УСТАНОВКА И ДЕИНСТАЛЛЯЦИЯ ПАКЕТОВ</text:p>
          </table:table-cell>
          <table:table-cell table:style-name="ce108"/>
          <table:table-cell table:number-columns-repeated="1022"/>
        </table:table-row>
        <table:table-row table:style-name="ro3">
          <table:table-cell table:style-name="ce104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/var/log</text:p>
          </table:table-cell>
          <table:table-cell table:style-name="ce104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mesg</text:p>
          </table:table-cell>
          <table:table-cell table:style-name="ce104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ТЕРМИНАЛ gnome-terminal</text:p>
          </table:table-cell>
          <table:table-cell table:style-name="ce108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!!</text:p>
          </table:table-cell>
          <table:table-cell table:style-name="ce104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'+' <text:s/>или Ctrl+9</text:p>
          </table:table-cell>
          <table:table-cell table:style-name="ce104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C</text:p>
          </table:table-cell>
          <table:table-cell table:style-name="ce104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Insert</text:p>
          </table:table-cell>
          <table:table-cell table:style-name="ce104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+Alt+F3</text:p>
          </table:table-cell>
          <table:table-cell table:style-name="ce104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Alt+F1</text:p>
          </table:table-cell>
          <table:table-cell table:style-name="ce104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lear</text:p>
          </table:table-cell>
          <table:table-cell table:style-name="ce104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</text:p>
          </table:table-cell>
          <table:table-cell table:style-name="ce104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 -s 1024x768</text:p>
          </table:table-cell>
          <table:table-cell table:style-name="ce104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sudo</text:p>
          </table:table-cell>
          <table:table-cell table:style-name="ce104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5">
          <table:table-cell table:style-name="ce106" office:value-type="string" calcext:value-type="string">
            <text:p>echo Привет</text:p>
          </table:table-cell>
          <table:table-cell table:style-name="ce104" office:value-type="string" calcext:value-type="string">
            <text:p><text:span text:style-name="T12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man -k &lt;интересующая команда keyword или её кусок&gt;</text:p>
          </table:table-cell>
          <table:table-cell table:style-name="ce104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atis &lt;интересующая команда или её кусок&gt;</text:p>
          </table:table-cell>
          <table:table-cell table:style-name="ce104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5">
          <table:table-cell table:style-name="ce106" office:value-type="string" calcext:value-type="string">
            <text:p>command1 &amp;&amp; command2 &amp;&amp; command3</text:p>
          </table:table-cell>
          <table:table-cell table:style-name="ce104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ommand1; command2; command3</text:p>
          </table:table-cell>
          <table:table-cell table:style-name="ce104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">command1</text:span><text:span text:style-name="T2">  |  </text:span><text:span text:style-name="T3">command2</text:span></text:p>
          </table:table-cell>
          <table:table-cell table:style-name="ce104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6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ps</text:p>
          </table:table-cell>
          <table:table-cell table:style-name="ce104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x</text:p>
          </table:table-cell>
          <table:table-cell table:style-name="ce104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&lt;имя пользователя&gt;</text:p>
          </table:table-cell>
          <table:table-cell table:style-name="ce104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</text:p>
          </table:table-cell>
          <table:table-cell table:style-name="ce104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 | grep denis</text:p>
          </table:table-cell>
          <table:table-cell table:style-name="ce104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</text:p>
          </table:table-cell>
          <table:table-cell table:style-name="ce104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all &lt;имя процесса&gt;</text:p>
          </table:table-cell>
          <table:table-cell table:style-name="ce104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4">-STOP</text:span> &lt;имя процесса&gt;</text:p>
          </table:table-cell>
          <table:table-cell table:style-name="ce104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4">-CONT</text:span> &lt;имя процесса&gt;</text:p>
          </table:table-cell>
          <table:table-cell table:style-name="ce104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fg</text:p>
          </table:table-cell>
          <table:table-cell table:style-name="ce104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С</text:p>
          </table:table-cell>
          <table:table-cell table:style-name="ce104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Z</text:p>
          </table:table-cell>
          <table:table-cell table:style-name="ce104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p</text:p>
          </table:table-cell>
          <table:table-cell table:style-name="ce104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P</text:p>
          </table:table-cell>
          <table:table-cell table:style-name="ce104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M</text:p>
          </table:table-cell>
          <table:table-cell table:style-name="ce104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ree -h</text:p>
          </table:table-cell>
          <table:table-cell table:style-name="ce104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</text:p>
          </table:table-cell>
          <table:table-cell table:style-name="ce104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reboot now</text:p>
          </table:table-cell>
          <table:table-cell table:style-name="ce104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СЛУЖБЫ (скрытые фоновые процессы)</text:p>
          </table:table-cell>
          <table:table-cell table:style-name="ce108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5">опции</text:span> <text:span text:style-name="T6">команда</text:span> <text:span text:style-name="T7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ystemctl stop predictive</text:p>
          </table:table-cell>
          <table:table-cell table:style-name="ce104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list-units</text:p>
          </table:table-cell>
          <table:table-cell table:style-name="ce104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8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start service</text:p>
          </table:table-cell>
          <table:table-cell table:style-name="ce104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restart …</text:p>
          </table:table-cell>
          <table:table-cell table:style-name="ce104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try-restart …</text:p>
          </table:table-cell>
          <table:table-cell table:style-name="ce104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">systemctl </text:span>reload-or-restart …</text:p>
          </table:table-cell>
          <table:table-cell table:style-name="ce104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enable …</text:p>
          </table:table-cell>
          <table:table-cell table:style-name="ce104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disable …</text:p>
          </table:table-cell>
          <table:table-cell table:style-name="ce104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is-enabled </text:p>
          </table:table-cell>
          <table:table-cell table:style-name="ce104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snapsot</text:p>
          </table:table-cell>
          <table:table-cell table:style-name="ce104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daemon-reload</text:p>
          </table:table-cell>
          <table:table-cell table:style-name="ce104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cd</text:p>
          </table:table-cell>
          <table:table-cell table:style-name="ce104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</text:p>
          </table:table-cell>
          <table:table-cell table:style-name="ce104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</text:p>
          </table:table-cell>
          <table:table-cell table:style-name="ce104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/..</text:p>
          </table:table-cell>
          <table:table-cell table:style-name="ce104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d ~</text:p>
          </table:table-cell>
          <table:table-cell table:style-name="ce104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wd</text:p>
          </table:table-cell>
          <table:table-cell table:style-name="ce104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ls</text:p>
          </table:table-cell>
          <table:table-cell table:style-name="ce104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ls -la</text:p>
          </table:table-cell>
          <table:table-cell table:style-name="ce104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ls -la -R /</text:p>
          </table:table-cell>
          <table:table-cell table:style-name="ce104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cate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ereis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ind /home -name "&lt;имя файла/папки&gt;"</text:p>
          </table:table-cell>
          <table:table-cell table:style-name="ce104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mkdir</text:p>
          </table:table-cell>
          <table:table-cell table:style-name="ce104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kdir -p Dir4/Dir5</text:p>
          </table:table-cell>
          <table:table-cell table:style-name="ce104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uch</text:p>
          </table:table-cell>
          <table:table-cell table:style-name="ce104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rm</text:p>
          </table:table-cell>
          <table:table-cell table:style-name="ce104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</text:p>
          </table:table-cell>
          <table:table-cell table:style-name="ce104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 -p dir1/dir2/dir3</text:p>
          </table:table-cell>
          <table:table-cell table:style-name="ce104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104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104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cat</text:p>
          </table:table-cell>
          <table:table-cell table:style-name="ce104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ore</text:p>
          </table:table-cell>
          <table:table-cell table:style-name="ce104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less</text:p>
          </table:table-cell>
          <table:table-cell table:style-name="ce104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cp</text:span> &lt;название файла&gt; &lt;путь, куда копируем&gt;</text:p>
          </table:table-cell>
          <table:table-cell table:style-name="ce104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*.*</text:p>
          </table:table-cell>
          <table:table-cell table:style-name="ce104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?.*</text:p>
          </table:table-cell>
          <table:table-cell table:style-name="ce104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p -R Dir2 Dir 4</text:p>
          </table:table-cell>
          <table:table-cell table:style-name="ce104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v</text:p>
          </table:table-cell>
          <table:table-cell table:style-name="ce104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mv</text:p>
          </table:table-cell>
          <table:table-cell table:style-name="ce104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text.txt .text.txt</text:p>
          </table:table-cell>
          <table:table-cell table:style-name="ce104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&lt;folder name&gt;/</text:p>
          </table:table-cell>
          <table:table-cell table:style-name="ce104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..</text:p>
          </table:table-cell>
          <table:table-cell table:style-name="ce104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df /work</text:p>
          </table:table-cell>
          <table:table-cell table:style-name="ce104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/root</text:p>
          </table:table-cell>
          <table:table-cell table:style-name="ce104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-Th | grep "^/dev"</text:p>
          </table:table-cell>
          <table:table-cell table:style-name="ce104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blk -f</text:p>
          </table:table-cell>
          <table:table-cell table:style-name="ce104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gedit</text:p>
          </table:table-cell>
          <table:table-cell table:style-name="ce104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2">
          <table:table-cell table:style-name="ce106" office:value-type="string" calcext:value-type="string">
            <text:p>nano</text:p>
          </table:table-cell>
          <table:table-cell table:style-name="ce104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7">
          <table:table-cell table:style-name="ce104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104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-K (или F9)</text:p>
          </table:table-cell>
          <table:table-cell table:style-name="ce104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комбинация Alt-6</text:p>
          </table:table-cell>
          <table:table-cell table:style-name="ce104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-U или F10</text:p>
          </table:table-cell>
          <table:table-cell table:style-name="ce104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pico</text:p>
          </table:table-cell>
          <table:table-cell table:style-name="ce104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vi</text:p>
          </table:table-cell>
          <table:table-cell table:style-name="ce104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sed</text:p>
          </table:table-cell>
          <table:table-cell table:style-name="ce104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ln -s</text:p>
          </table:table-cell>
          <table:table-cell table:style-name="ce104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9">
          <table:table-cell table:style-name="ce106" office:value-type="string" calcext:value-type="string">
            <text:p>ln</text:p>
          </table:table-cell>
          <table:table-cell table:style-name="ce104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wc &lt;имя файла&gt;</text:p>
          </table:table-cell>
          <table:table-cell table:style-name="ce104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&lt;имя файла с данными&gt;</text:p>
          </table:table-cell>
          <table:table-cell table:style-name="ce104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n</text:p>
          </table:table-cell>
          <table:table-cell table:style-name="ce104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104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атрибут -f 3</text:p>
          </table:table-cell>
          <table:table-cell table:style-name="ce104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grep</text:span> &lt;искомый текст&gt; &lt;папка/файл&gt;</text:p>
          </table:table-cell>
          <table:table-cell table:style-name="ce104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.gov" mydatafile.txt</text:p>
          </table:table-cell>
          <table:table-cell table:style-name="ce104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*.gov" mydatafile.txt</text:p>
          </table:table-cell>
          <table:table-cell table:style-name="ce104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(kgb.gov|intel.com)"</text:p>
          </table:table-cell>
          <table:table-cell table:style-name="ce104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ead</text:p>
          </table:table-cell>
          <table:table-cell table:style-name="ce104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ead &lt;имя переменной&gt;</text:p>
          </table:table-cell>
          <table:table-cell table:style-name="ce104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names.txt</text:p>
          </table:table-cell>
          <table:table-cell table:style-name="ce104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sort names.txt &gt; sorted.txt</text:p>
          </table:table-cell>
          <table:table-cell table:style-name="ce104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»</text:p>
          </table:table-cell>
          <table:table-cell table:style-name="ce104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2&gt;</text:p>
          </table:table-cell>
          <table:table-cell table:style-name="ce104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2&gt; errors.txt</text:p>
          </table:table-cell>
          <table:table-cell table:style-name="ce104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2&gt; /dev/null</text:p>
          </table:table-cell>
          <table:table-cell table:style-name="ce104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gt; good.txt 2&gt; errors.txt</text:p>
          </table:table-cell>
          <table:table-cell table:style-name="ce104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amp;&gt; allresults.txt</text:p>
          </table:table-cell>
          <table:table-cell table:style-name="ce104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tar</text:p>
          </table:table-cell>
          <table:table-cell table:style-name="ce104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">tar</text:span> cvf mytar.tar Folder1</text:p>
          </table:table-cell>
          <table:table-cell table:style-name="ce104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tf mytar.tar</text:p>
          </table:table-cell>
          <table:table-cell table:style-name="ce104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xvf mytar.tar</text:p>
          </table:table-cell>
          <table:table-cell table:style-name="ce104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9">gzip</text:span> mytar.tar</text:p>
          </table:table-cell>
          <table:table-cell table:style-name="ce104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unzip mytar.tar.gz</text:p>
          </table:table-cell>
          <table:table-cell table:style-name="ce104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bzip2</text:span> mytar.tar</text:p>
          </table:table-cell>
          <table:table-cell table:style-name="ce104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bunzip2 mytar.tar.bz2</text:p>
          </table:table-cell>
          <table:table-cell table:style-name="ce104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xz</text:span> и unxz</text:p>
          </table:table-cell>
          <table:table-cell table:style-name="ce104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ar cvzf mytar.tar Folder1</text:p>
          </table:table-cell>
          <table:table-cell table:style-name="ce44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44"/>
          <table:table-cell table:number-columns-repeated="1022"/>
        </table:table-row>
        <table:table-row table:style-name="ro4">
          <table:table-cell table:style-name="ce106" office:value-type="string" calcext:value-type="string">
            <text:p>zip -r myZIP.zip Folder1</text:p>
          </table:table-cell>
          <table:table-cell table:style-name="ce44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unzip myZIP.zip</text:p>
          </table:table-cell>
          <table:table-cell table:style-name="ce104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cat /etc/passwd</text:p>
          </table:table-cell>
          <table:table-cell table:style-name="ce104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ami</text:p>
          </table:table-cell>
          <table:table-cell table:style-name="ce104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">su</text:span> &lt;имя юзера&gt;</text:p>
          </table:table-cell>
          <table:table-cell table:style-name="ce104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exit</text:p>
          </table:table-cell>
          <table:table-cell table:style-name="ce104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gout</text:p>
          </table:table-cell>
          <table:table-cell table:style-name="ce104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d &lt;имя юзера&gt;</text:p>
          </table:table-cell>
          <table:table-cell table:style-name="ce104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ast</text:p>
          </table:table-cell>
          <table:table-cell table:style-name="ce104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</text:p>
          </table:table-cell>
          <table:table-cell table:style-name="ce104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w</text:p>
          </table:table-cell>
          <table:table-cell table:style-name="ce104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<text:span text:style-name="T9">useradd</text:span> -m &lt;имя пользователя&gt;</text:p>
          </table:table-cell>
          <table:table-cell table:style-name="ce104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passwd &lt;имя пользователя&gt;</text:p>
          </table:table-cell>
          <table:table-cell table:style-name="ce104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/etc/skel/</text:p>
          </table:table-cell>
          <table:table-cell table:style-name="ce104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userdel -r &lt;имя пользователя&gt;</text:p>
          </table:table-cell>
          <table:table-cell table:style-name="ce104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groupadd &lt;имя группы&gt;</text:p>
          </table:table-cell>
          <table:table-cell table:style-name="ce104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groupdel &lt;имя группы&gt;</text:p>
          </table:table-cell>
          <table:table-cell table:style-name="ce104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<text:span text:style-name="T9">usermod</text:span> <text:span text:style-name="T4">-aG</text:span> &lt;имя группы&gt; &lt;имя пользователя&gt;</text:p>
          </table:table-cell>
          <table:table-cell table:style-name="ce104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deluser &lt;имя группы&gt; &lt;имя пользователя&gt;</text:p>
          </table:table-cell>
          <table:table-cell table:style-name="ce104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env | grep proxy</text:p>
          </table:table-cell>
          <table:table-cell table:style-name="ce104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ifconfig</text:p>
          </table:table-cell>
          <table:table-cell table:style-name="ce104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wconfig</text:p>
          </table:table-cell>
          <table:table-cell table:style-name="ce104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hw -C network</text:p>
          </table:table-cell>
          <table:table-cell table:style-name="ce104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netstat -antu</text:p>
          </table:table-cell>
          <table:table-cell table:style-name="ce104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ifconfig</text:p>
          </table:table-cell>
          <table:table-cell table:style-name="ce104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p addr show</text:p>
          </table:table-cell>
          <table:table-cell table:style-name="ce104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oute</text:p>
          </table:table-cell>
          <table:table-cell table:style-name="ce104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ing</text:p>
          </table:table-cell>
          <table:table-cell table:style-name="ce104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11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11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office:value-type="string" calcext:value-type="string">
            <text:p>sudo route -n</text:p>
          </table:table-cell>
          <table:table-cell table:style-name="ce11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10">
          <table:table-cell table:style-name="ce44" office:value-type="string" calcext:value-type="string">
            <text:p>sudo route del -net 0.0.0.0 gw 172.31.20.209 netmask 0.0.0.0 dev tun0</text:p>
          </table:table-cell>
          <table:table-cell table:style-name="ce104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12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wx</text:p>
          </table:table-cell>
          <table:table-cell table:style-name="ce104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--</text:p>
          </table:table-cell>
          <table:table-cell table:style-name="ce104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own &lt;имя пользователя&gt; &lt;имя файла/папки&gt;</text:p>
          </table:table-cell>
          <table:table-cell table:style-name="ce104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grp &lt;имя группы&gt; &lt;имя файла/папки&gt;</text:p>
          </table:table-cell>
          <table:table-cell table:style-name="ce104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mod o+x &lt;имя файла/папки&gt;</text:p>
          </table:table-cell>
          <table:table-cell table:style-name="ce104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u+x, g-w, o+r &lt;имя файла/папки&gt;</text:p>
          </table:table-cell>
          <table:table-cell table:style-name="ce104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ugo=r &lt;имя файла/папки&gt;</text:p>
          </table:table-cell>
          <table:table-cell table:style-name="ce104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 = 4, w = 2, x = 1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rwx = 7, rw- = 6, r-x = 5, r-- = 4, -wx = 3, -w- = 2, --x = 1, --- = 0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777 &lt;имя файла/папки&gt;</text:p>
          </table:table-cell>
          <table:table-cell table:style-name="ce104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o+t &lt;имя папки&gt;</text:p>
          </table:table-cell>
          <table:table-cell table:style-name="ce104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1777 &lt;имя папки&gt;</text:p>
          </table:table-cell>
          <table:table-cell table:style-name="ce104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1">
          <table:table-cell table:style-name="ce106" office:value-type="string" calcext:value-type="string">
            <text:p>chmod a+x myscript.sh</text:p>
          </table:table-cell>
          <table:table-cell table:style-name="ce106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hmod -R 777 &lt;имя папки&gt;</text:p>
          </table:table-cell>
          <table:table-cell table:style-name="ce104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lsusb</text:p>
          </table:table-cell>
          <table:table-cell table:style-name="ce104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canimage -L</text:p>
          </table:table-cell>
          <table:table-cell table:style-name="ce104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ubuntu-drivers devices</text:p>
          </table:table-cell>
          <table:table-cell table:style-name="ce104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0">
          <table:table-cell table:style-name="ce104" office:value-type="string" calcext:value-type="string">
            <text:p><text:span text:style-name="T10">sudo fdisk -l     </text:span><text:span text:style-name="T11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104" office:value-type="string" calcext:value-type="string">
            <text:p><text:span text:style-name="T13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brscan-skey <text:s/>-l</text:p>
          </table:table-cell>
          <table:table-cell table:style-name="ce104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104"/>
          <table:table-cell table:style-name="ce104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11">
          <table:table-cell table:style-name="ce106" office:value-type="string" calcext:value-type="string">
            <text:p>chmod a+x myscript.sh</text:p>
          </table:table-cell>
          <table:table-cell table:style-name="ce104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5">
          <table:table-cell table:style-name="ce104" office:value-type="string" calcext:value-type="string">
            <text:p>./myscript.sh</text:p>
          </table:table-cell>
          <table:table-cell table:style-name="ce104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term -e ./myscript.sh</text:p>
          </table:table-cell>
          <table:table-cell table:style-name="ce104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12">
          <table:table-cell table:style-name="ce104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104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104" office:value-type="string" calcext:value-type="string">
            <text:p>Питоновское <text:span text:style-name="T13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12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$0</text:p>
          </table:table-cell>
          <table:table-cell table:style-name="ce104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$1</text:p>
          </table:table-cell>
          <table:table-cell table:style-name="ce104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104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104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0">
          <table:table-cell table:style-name="ce104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104" office:value-type="string" calcext:value-type="string">
            <text:p>while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for myfile in `ls *.txt`; do</text:p>
            <text:p>cat $myfile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for x in {1...10}; do</text:p>
            <text:p>echo "X = $x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mma=0</text:p>
          </table:table-cell>
          <table:table-cell table:style-name="ce104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104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yFunction 50 vasya</text:p>
          </table:table-cell>
          <table:table-cell table:style-name="ce104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"Summa = $summa"</text:p>
          </table:table-cell>
          <table:table-cell table:style-name="ce104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104" table:number-columns-repeated="2"/>
          <table:table-cell table:number-columns-repeated="1022"/>
        </table:table-row>
        <table:table-row table:style-name="ro1" table:number-rows-repeated="1048237">
          <table:table-cell table:number-columns-repeated="1024"/>
        </table:table-row>
        <table:table-row table:style-name="ro17" table:number-rows-repeated="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GIT" table:style-name="ta2">
        <table:table-column table:style-name="co5" table:default-cell-style-name="ce113"/>
        <table:table-column table:style-name="co6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33"/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КОММИТ, ПУШ и ПУЛЛ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4">git </text:span><text:span text:style-name="T15">add</text:span><text:span text:style-name="T16"> .</text:span></text:p>
          </table:table-cell>
          <table:table-cell table:style-name="ce104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7">git </text:span><text:span text:style-name="T18">commit</text:span><text:span text:style-name="T19"> -m "README file was changed"</text:span></text:p>
          </table:table-cell>
          <table:table-cell table:style-name="ce104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116" office:value-type="string" calcext:value-type="string">
            <text:p>git <text:span text:style-name="T20">push</text:span> -u <text:span text:style-name="T21">origin master</text:span></text:p>
          </table:table-cell>
          <table:table-cell table:style-name="ce104" office:value-type="string" calcext:value-type="string">
            <text:p><text:span text:style-name="T66">из локального выгрузить ветку главную в репозиторий, подключенный как </text:span><text:span text:style-name="T67">origin</text:span><text:span text:style-name="T68">, в ветку </text:span><text:span text:style-name="T69">master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git <text:span text:style-name="T22">diff</text:span> --stat --cached<text:span text:style-name="T23"> origin/master</text:span></text:p>
          </table:table-cell>
          <table:table-cell table:style-name="ce104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rm --cached blog/blog.php</text:p>
          </table:table-cell>
          <table:table-cell table:style-name="ce104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push</text:p>
          </table:table-cell>
          <table:table-cell table:style-name="ce104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4">add</text:span> Practice/a.makarov/test.py</text:p>
          </table:table-cell>
          <table:table-cell table:style-name="ce104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<text:span text:style-name="T24">pull</text:span> aanikin master –allow-unrelated-histories</text:p>
          </table:table-cell>
          <table:table-cell table:style-name="ce104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24">push</text:span> -u aanikin --all</text:p>
          </table:table-cell>
          <table:table-cell table:style-name="ce104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5">git </text:span><text:span text:style-name="T26">clone</text:span><text:span text:style-name="T27"> </text:span>https://github.com/aanikin/Python</text:p>
          </table:table-cell>
          <table:table-cell table:style-name="ce104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git clean -df</text:p>
            <text:p>git reset --hard</text:p>
            <text:p>git pull <text:span text:style-name="T23">origin master</text:span></text:p>
          </table:table-cell>
          <table:table-cell table:style-name="ce104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ТЭГИ</text:p>
          </table:table-cell>
          <table:table-cell table:style-name="ce117"/>
          <table:table-cell table:number-columns-repeated="1022"/>
        </table:table-row>
        <table:table-row table:style-name="ro18">
          <table:table-cell table:style-name="ce118" office:value-type="string" calcext:value-type="string">
            <text:p>git tag stable-1</text:p>
          </table:table-cell>
          <table:table-cell table:style-name="ce104" office:value-type="string" calcext:value-type="string">
            <text:p><text:span text:style-name="T43">создать «легковесный» тэг, связанный с последним</text:span></text:p>
            <text:p><text:span text:style-name="T43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tag stable-2 f292ef5</text:p>
          </table:table-cell>
          <table:table-cell table:style-name="ce11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БЭКАП</text:p>
          </table:table-cell>
          <table:table-cell table:style-name="ce117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</text:p>
          </table:table-cell>
          <table:table-cell table:style-name="ce118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9">
          <table:table-cell table:style-name="ce119" office:value-type="string" calcext:value-type="string">
            <text:p>git <text:span text:style-name="T28">reset</text:span> --soft <text:span text:style-name="T21">origin feature</text:span></text:p>
          </table:table-cell>
          <table:table-cell table:style-name="ce104" office:value-type="string" calcext:value-type="string">
            <text:p><text:span text:style-name="T70">Главная команда!</text:span></text:p>
            <text:p><text:span text:style-name="T43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28">checkout</text:span> &lt;hello.html&gt;</text:p>
          </table:table-cell>
          <table:table-cell table:style-name="ce104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git reset &lt;кусок изменённого объекта, например HEAD hello.html&gt;</text:p>
          </table:table-cell>
          <table:table-cell table:style-name="ce104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vert 7f6b500</text:p>
          </table:table-cell>
          <table:table-cell table:style-name="ce11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 9cf99cc —hard</text:p>
          </table:table-cell>
          <table:table-cell table:style-name="ce11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АНАЛИЗ</text:p>
          </table:table-cell>
          <table:table-cell table:style-name="ce117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log —oneline</text:p>
          </table:table-cell>
          <table:table-cell table:style-name="ce104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status <text:s/></text:p>
          </table:table-cell>
          <table:table-cell table:style-name="ce118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8">
          <table:table-cell table:style-name="ce104" office:value-type="string" calcext:value-type="string">
            <text:p>git <text:span text:style-name="T22">diff</text:span> --stat --cached<text:span text:style-name="T23"> origin/master</text:span></text:p>
          </table:table-cell>
          <table:table-cell table:style-name="ce118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29">git </text:span><text:span text:style-name="T30">remote</text:span><text:span text:style-name="T31"> </text:span><text:span text:style-name="T32">show </text:span><text:span text:style-name="T33">origin</text:span></text:p>
          </table:table-cell>
          <table:table-cell table:style-name="ce118" office:value-type="string" calcext:value-type="string">
            <text:p><text:span text:style-name="T44">то же самое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mote -v</text:p>
          </table:table-cell>
          <table:table-cell table:style-name="ce11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et remote.origin.url</text:p>
          </table:table-cell>
          <table:table-cell table:style-name="ce11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log —pretty=oneline</text:p>
          </table:table-cell>
          <table:table-cell table:style-name="ce11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20">
          <table:table-cell table:style-name="ce118" office:value-type="string" calcext:value-type="string">
            <text:p>git tag</text:p>
          </table:table-cell>
          <table:table-cell table:style-name="ce104" office:value-type="string" calcext:value-type="string">
            <text:p><text:span text:style-name="T43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НАСТРОЙКИ ПОДКЛЮЧЕНИЯ</text:p>
          </table:table-cell>
          <table:table-cell table:style-name="ce115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name <text:span text:style-name="T34">"AntAlMakarov"</text:span></text:p>
          </table:table-cell>
          <table:table-cell table:style-name="ce104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password "your password"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5">git config --global user.email </text:span><text:span text:style-name="T36">"</text:span>AntAlMakarov@greenatom.ru<text:span text:style-name="T37">"</text:span></text:p>
          </table:table-cell>
          <table:table-cell table:style-name="ce104" office:value-type="string" calcext:value-type="string">
            <text:p><text:span text:style-name="T44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0">
          <table:table-cell table:style-name="ce104" office:value-type="string" calcext:value-type="string">
            <text:p><text:span text:style-name="T38">git </text:span><text:span text:style-name="T39">remote </text:span><text:span text:style-name="T40">add</text:span><text:span text:style-name="T41"> </text:span><text:span text:style-name="T40">origin</text:span><text:span text:style-name="T42"> </text:span>https://gitlab.com/dev/name_repo<text:span text:style-name="T43">/</text:span></text:p>
          </table:table-cell>
          <table:table-cell table:style-name="ce104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<text:span text:style-name="T44">git remote add origin </text:span>https://github.com/Antohnio123/Antohnio.git</text:p>
          </table:table-cell>
          <table:table-cell table:style-name="ce104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45">remote </text:span><text:span text:style-name="T46">set-url</text:span><text:span text:style-name="T47"> </text:span><text:span text:style-name="T46">origin</text:span><text:span text:style-name="T47"> </text:span>new.git.url/here</text:p>
          </table:table-cell>
          <table:table-cell table:style-name="ce104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21">
          <table:table-cell table:style-name="ce104" office:value-type="string" calcext:value-type="string">
            <text:p><text:span text:style-name="T8">git remote set-url origin https://&lt;MYNAME&gt;</text:span>:&lt;MYTOKEN&gt;@github.com/scuzzlebuzzle/ol3-1.git</text:p>
          </table:table-cell>
          <table:table-cell table:style-name="ce104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9">
          <table:table-cell table:style-name="ce120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20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44">git remote add aanikin </text:span>https://github.com/aanikin/Python</text:p>
          </table:table-cell>
          <table:table-cell table:style-name="ce104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git config --global credential.helper store</text:p>
          </table:table-cell>
          <table:table-cell table:style-name="ce104" office:value-type="string" calcext:value-type="string">
            <text:p><text:span text:style-name="T13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--unset credential.helper</text:p>
          </table:table-cell>
          <table:table-cell table:style-name="ce104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 ~/.git-credentials</text:p>
          </table:table-cell>
          <table:table-cell table:style-name="ce104" office:value-type="string" calcext:value-type="string">
            <text:p>то же самое, 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ВЕТКИ: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21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20">
          <table:table-cell table:style-name="ce118" office:value-type="string" calcext:value-type="string">
            <text:p>git checkout -b admin</text:p>
          </table:table-cell>
          <table:table-cell table:style-name="ce104" office:value-type="string" calcext:value-type="string">
            <text:p><text:span text:style-name="T43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git checkout forum</text:p>
          </table:table-cell>
          <table:table-cell table:style-name="ce11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heckout 2a36c1b</text:p>
          </table:table-cell>
          <table:table-cell table:style-name="ce11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merge forum</text:p>
          </table:table-cell>
          <table:table-cell table:style-name="ce11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8">
          <table:table-cell table:style-name="ce118" office:value-type="string" calcext:value-type="string">
            <text:p>git branch --set-upstream-to=master tocheck</text:p>
          </table:table-cell>
          <table:table-cell table:style-name="ce11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22">
          <table:table-cell table:style-name="ce118" office:value-type="string" calcext:value-type="string">
            <text:p>$ git checkout &lt;feature&gt;</text:p>
            <text:p>$ git <text:span text:style-name="T4">merge</text:span> master</text:p>
            <text:p>(or)</text:p>
            <text:p>$ git <text:span text:style-name="T4">merge</text:span> master &lt;feature&gt;</text:p>
          </table:table-cell>
          <table:table-cell table:style-name="ce11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0">
          <table:table-cell table:style-name="ce118" office:value-type="string" calcext:value-type="string">
            <text:p>git checkout &lt;feature&gt;</text:p>
            <text:p>git <text:span text:style-name="T48">rebase</text:span> -i master</text:p>
          </table:table-cell>
          <table:table-cell table:style-name="ce11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8">
          <table:table-cell table:style-name="ce118" office:value-type="string" calcext:value-type="string">
            <text:p>git <text:span text:style-name="T49">stash</text:span></text:p>
          </table:table-cell>
          <table:table-cell table:style-name="ce118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9">stash</text:span> save "Какое-нибудь сообщение"</text:p>
          </table:table-cell>
          <table:table-cell table:style-name="ce118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git <text:span text:style-name="T49">stash</text:span> save <text:span text:style-name="T50">-u</text:span></text:p>
          </table:table-cell>
          <table:table-cell table:style-name="ce118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9">stash</text:span> list</text:p>
          </table:table-cell>
          <table:table-cell table:style-name="ce118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8">
          <table:table-cell table:style-name="ce118" office:value-type="string" calcext:value-type="string">
            <text:p>git <text:span text:style-name="T49">push -d</text:span> origin &lt;branch_name&gt;</text:p>
          </table:table-cell>
          <table:table-cell table:style-name="ce118" office:value-type="string" calcext:value-type="string">
            <text:p><text:span text:style-name="T13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branch -d &lt;имя ветки&gt;</text:p>
          </table:table-cell>
          <table:table-cell table:style-name="ce118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<text:span text:style-name="T51">stash</text:span> <text:span text:style-name="T52">clear</text:span></text:p>
          </table:table-cell>
          <table:table-cell table:style-name="ce118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9">
          <table:table-cell table:style-name="ce118" office:value-type="string" calcext:value-type="string">
            <text:p>git <text:span text:style-name="T49">stash</text:span></text:p>
            <text:p>git checkout branch123</text:p>
            <text:p>git <text:span text:style-name="T49">stash apply</text:span></text:p>
          </table:table-cell>
          <table:table-cell table:style-name="ce118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oldname&gt; &lt;newname&gt;</text:p>
          </table:table-cell>
          <table:table-cell table:style-name="ce118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lobal alias.rename 'branch -m'</text:p>
          </table:table-cell>
          <table:table-cell table:style-name="ce118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8">
          <table:table-cell table:style-name="ce123" office:value-type="string" calcext:value-type="string">
            <text:p>ВЕТКИ в Gitlab - правильное создание issue и их мерджевание</text:p>
          </table:table-cell>
          <table:table-cell table:style-name="ce123"/>
          <table:table-cell table:number-columns-repeated="1022"/>
        </table:table-row>
        <table:table-row table:style-name="ro16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18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3">
          <table:table-cell table:style-name="ce118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18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4" office:value-type="string" calcext:value-type="string">
            <text:p>Мердж / <text:s/>Пул реквест</text:p>
          </table:table-cell>
          <table:table-cell table:style-name="ce124"/>
          <table:table-cell table:style-name="ce132" table:number-columns-repeated="62"/>
          <table:table-cell table:style-name="ce134" table:number-columns-repeated="960"/>
        </table:table-row>
        <table:table-row table:style-name="ro18">
          <table:table-cell table:style-name="ce118" office:value-type="string" calcext:value-type="string">
            <text:p>git checkout aq</text:p>
            <text:p>git rebase master</text:p>
          </table:table-cell>
          <table:table-cell table:style-name="ce118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git checkout aq</text:p>
            <text:p>git merge origin/master</text:p>
          </table:table-cell>
          <table:table-cell table:style-name="ce118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Ошибки</text:p>
          </table:table-cell>
          <table:table-cell table:style-name="ce125"/>
          <table:table-cell table:number-columns-repeated="1022"/>
        </table:table-row>
        <table:table-row table:style-name="ro18">
          <table:table-cell table:style-name="ce118" office:value-type="string" calcext:value-type="string">
            <text:p>! [remote rejected] dt_api -&gt; dt_api (pre-receive hook declined)</text:p>
          </table:table-cell>
          <table:table-cell table:style-name="ce118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18"/>
          <table:table-cell table:style-name="ce104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SSH-key</text:p>
          </table:table-cell>
          <table:table-cell table:style-name="ce117"/>
          <table:table-cell table:number-columns-repeated="1022"/>
        </table:table-row>
        <table:table-row table:style-name="ro24">
          <table:table-cell table:style-name="ce127" office:value-type="string" calcext:value-type="string" table:number-columns-spanned="2" table:number-rows-spanned="1">
            <text:p><text:span text:style-name="T43">Open a terminal on Linux or macOS, or Git Bash / WSL on Windows.</text:span></text:p>
            <text:p><text:span text:style-name="T43">Generate a new ED25519 SSH key pair:</text:span></text:p>
            <text:p><text:span text:style-name="T43">ssh-keygen -t ed25519 -C "email@example.com"</text:span></text:p>
            <text:p/>
            <text:p><text:span text:style-name="T43">Or, if you want to use RSA:</text:span></text:p>
            <text:p><text:span text:style-name="T43">ssh-keygen -t rsa -b 4096 -C "email@example.com"</text:span></text:p>
            <text:p/>
            <text:p><text:span text:style-name="T43">It will generate the key in =&gt; C:\Users\yourname.ssh directory.</text:span></text:p>
            <text:p><text:span text:style-name="T43">Copy the public key and paste in the gitlab location.</text:span></text:p>
            <text:p/>
            <text:p><text:span text:style-name="T43">ssh-agent $(ssh-add C:\Users\youname\.ssh\id_rsa; git clone </text:span>git@gitlab.com<text:span text:style-name="T43">:xyz/SpringBootStarter.git)</text:span></text:p>
          </table:table-cell>
          <table:covered-table-cell/>
          <table:table-cell table:number-columns-repeated="1022"/>
        </table:table-row>
        <table:table-row table:style-name="ro18">
          <table:table-cell table:style-name="ce118" office:value-type="string" calcext:value-type="string">
            <text:p>В Винде надо удалить старый пароль и логин в Windows Credentials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8" office:value-type="string" calcext:value-type="string">
            <text:p>.gitignore</text:p>
          </table:table-cell>
          <table:table-cell table:style-name="ce126"/>
          <table:table-cell table:number-columns-repeated="1022"/>
        </table:table-row>
        <table:table-row table:style-name="ro18">
          <table:table-cell table:style-name="ce118" office:value-type="string" calcext:value-type="string">
            <text:p>.gitignore</text:p>
          </table:table-cell>
          <table:table-cell table:style-name="ce118" office:value-type="string" calcext:value-type="string">
            <text:p><text:span text:style-name="T4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5">
          <table:table-cell table:style-name="ce118" office:value-type="string" calcext:value-type="string">
            <text:p>/</text:p>
          </table:table-cell>
          <table:table-cell table:style-name="ce104" office:value-type="string" calcext:value-type="string">
            <text:p><text:span text:style-name="T43">Если шаблон начинается со слеша, то он соответствует файлам и каталогам только в корне хранилища. ???</text:span></text:p>
            <text:p/>
            <text:p><text:span text:style-name="T71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*</text:p>
          </table:table-cell>
          <table:table-cell table:style-name="ce11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8">
          <table:table-cell table:style-name="ce129" office:value-type="string" calcext:value-type="string">
            <text:p>**</text:p>
          </table:table-cell>
          <table:table-cell table:style-name="ce11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?</text:p>
          </table:table-cell>
          <table:table-cell table:style-name="ce11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[…]</text:p>
          </table:table-cell>
          <table:table-cell table:style-name="ce11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6">
          <table:table-cell table:style-name="ce118" office:value-type="string" calcext:value-type="string">
            <text:p>*.[oa]</text:p>
          </table:table-cell>
          <table:table-cell table:style-name="ce104" office:value-type="string" calcext:value-type="string">
            <text:p><text:span text:style-name="T43">file.o</text:span></text:p>
            <text:p><text:span text:style-name="T43">file.a</text:span></text:p>
            <text:p><text:span text:style-name="T43">dsfgfdg.o</text:span></text:p>
            <text:p/>
          </table:table-cell>
          <table:table-cell table:number-columns-repeated="1022"/>
        </table:table-row>
        <table:table-row table:style-name="ro27">
          <table:table-cell table:style-name="ce118" office:value-type="string" calcext:value-type="string">
            <text:p>*.[!oa]</text:p>
          </table:table-cell>
          <table:table-cell table:style-name="ce104" office:value-type="string" calcext:value-type="string">
            <text:p><text:span text:style-name="T43">Если первым знаком стоит восклицательный, он зачит отрицание - любой символ КРОМЕ указанных в скобках</text:span></text:p>
            <text:p><text:span text:style-name="T43">file.s</text:span></text:p>
            <text:p><text:span text:style-name="T43">file.1</text:span></text:p>
            <text:p><text:span text:style-name="T43">file.0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9">
          <table:table-cell table:style-name="ce104" office:value-type="string" calcext:value-type="string">
            <text:p><text:span text:style-name="T43">!.gitignore</text:span></text:p>
            <text:p><text:span text:style-name="T43">!script.pl</text:span></text:p>
            <text:p><text:span text:style-name="T43">!template.latex</text:span></text:p>
          </table:table-cell>
          <table:table-cell table:style-name="ce11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20">
          <table:table-cell table:style-name="ce118" office:value-type="string" calcext:value-type="string">
            <text:p>!*/</text:p>
          </table:table-cell>
          <table:table-cell table:style-name="ce104" office:value-type="string" calcext:value-type="string">
            <text:p><text:span text:style-name="T43">...even if they are in subdirectories</text:span></text:p>
            <text:p/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<text:span text:style-name="T43">!*/a/b/file1.txt</text:span></text:p>
            <text:p><text:span text:style-name="T43">!*/a/b/c/*</text:span></text:p>
          </table:table-cell>
          <table:table-cell table:style-name="ce104" office:value-type="string" calcext:value-type="string">
            <text:p><text:span text:style-name="T43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9">
          <table:table-cell table:style-name="ce104" office:value-type="string" calcext:value-type="string">
            <text:p><text:span text:style-name="T43">/files/data.zip</text:span></text:p>
            <text:p><text:span text:style-name="T43">/server.log</text:span></text:p>
            <text:p><text:span text:style-name="T43">/uploads/users/data/info.xls</text:span></text:p>
          </table:table-cell>
          <table:table-cell table:style-name="ce104" office:value-type="string" calcext:value-type="string">
            <text:p><text:span text:style-name="T43">Конкретные файлы</text:span></text:p>
            <text:p/>
          </table:table-cell>
          <table:table-cell table:number-columns-repeated="1022"/>
        </table:table-row>
        <table:table-row table:style-name="ro28">
          <table:table-cell table:style-name="ce104" office:value-type="string" calcext:value-type="string">
            <text:p><text:span text:style-name="T43">*.zip</text:span></text:p>
            <text:p><text:span text:style-name="T43">*.log</text:span></text:p>
            <text:p><text:span text:style-name="T43">*.pdf</text:span></text:p>
            <text:p><text:span text:style-name="T43">*.xls</text:span></text:p>
          </table:table-cell>
          <table:table-cell table:style-name="ce104" office:value-type="string" calcext:value-type="string">
            <text:p><text:span text:style-name="T43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9">
          <table:table-cell table:style-name="ce118" office:value-type="string" calcext:value-type="string">
            <text:p>config.php</text:p>
          </table:table-cell>
          <table:table-cell table:style-name="ce104" office:value-type="string" calcext:value-type="string">
            <text:p><text:span text:style-name="T72">Игнорирование конкретного файла </text:span><text:span text:style-name="T73">ТОЛЬКО в корне проекта</text:span></text:p>
            <text:p><text:span text:style-name="T71">(корнём считается расположение файла .gitignore)</text:span></text:p>
            <text:p><text:span text:style-name="T71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20">
          <table:table-cell table:style-name="ce118" office:value-type="string" calcext:value-type="string">
            <text:p>/params/config.php</text:p>
          </table:table-cell>
          <table:table-cell table:style-name="ce104" office:value-type="string" calcext:value-type="string">
            <text:p><text:span text:style-name="T43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8">
          <table:table-cell table:style-name="ce118" office:value-type="string" calcext:value-type="string">
            <text:p>/images/*</text:p>
          </table:table-cell>
          <table:table-cell table:style-name="ce104" office:value-type="string" calcext:value-type="string">
            <text:p><text:span text:style-name="T74">Игнорирование всех файлов и папок ТОЛЬКО в конкретной директории </text:span><text:span text:style-name="T75">корень/</text:span><text:span text:style-name="T76">images</text:span></text:p>
            <text:p><text:span text:style-name="T43">(включая поддиректории и файлы в них)</text:span></text:p>
            <text:p><text:span text:style-name="T43">Например /images/user.jpg, /images/company/logo.png</text:span></text:p>
            <text:p><text:span text:style-name="T43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8">
          <table:table-cell table:style-name="ce118" office:value-type="string" calcext:value-type="string">
            <text:p>/private/*.html</text:p>
          </table:table-cell>
          <table:table-cell table:style-name="ce104" office:value-type="string" calcext:value-type="string">
            <text:p><text:span text:style-name="T43">Игнорирование ВСЕХ html-файлов в ОДНОЙ КОНКРЕТНОЙ директории(НЕ ВКЛЮЧАЯ поддиректории)</text:span></text:p>
            <text:p><text:span text:style-name="T43"># Например /private/index.html</text:span></text:p>
            <text:p><text:span text:style-name="T43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/private/**/*.html</text:p>
          </table:table-cell>
          <table:table-cell table:style-name="ce104" office:value-type="string" calcext:value-type="string">
            <text:p><text:span text:style-name="T43">Игнорирование ВСЕХ html-файлов в КОНКРЕТНОЙ директории ВКЛЮЧАЯ поддиректории</text:span></text:p>
            <text:p><text:span text:style-name="T43"># Например /private/info.html, /private/users/ivan/info.html</text:span></text:p>
          </table:table-cell>
          <table:table-cell table:number-columns-repeated="1022"/>
        </table:table-row>
        <table:table-row table:style-name="ro19">
          <table:table-cell table:style-name="ce104" office:value-type="string" calcext:value-type="string">
            <text:p><text:span text:style-name="T43">/secret/*</text:span></text:p>
            <text:p><text:span text:style-name="T43">!/secret/free.txt</text:span></text:p>
          </table:table-cell>
          <table:table-cell table:style-name="ce104" office:value-type="string" calcext:value-type="string">
            <text:p><text:span text:style-name="T43">Исключение из игнорирования</text:span></text:p>
            <text:p><text:span text:style-name="T43"># Игнорирование ВСЕХ файлов и папок внутри директории /secret,</text:span></text:p>
            <text:p><text:span text:style-name="T43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44">\!readme!.txt</text:span></text:p>
          </table:table-cell>
          <table:table-cell table:style-name="ce11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9">
          <table:table-cell table:style-name="ce118" office:value-type="string" calcext:value-type="string">
            <text:p>/images/h?/*.jp?g</text:p>
          </table:table-cell>
          <table:table-cell table:style-name="ce104" office:value-type="string" calcext:value-type="string">
            <text:p><text:span text:style-name="T43">Игнорирование всех JPG и JPEG файлов внутри директорий,</text:span></text:p>
            <text:p><text:span text:style-name="T43">которые начинаются на "h" и МОГУТ содержать ещё один символ после</text:span></text:p>
            <text:p><text:span text:style-name="T43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CI/CD</text:p>
          </table:table-cell>
          <table:table-cell table:style-name="ce126"/>
          <table:table-cell table:number-columns-repeated="1022"/>
        </table:table-row>
        <table:table-row table:style-name="ro18">
          <table:table-cell table:style-name="ce118" office:value-type="string" calcext:value-type="string">
            <text:p>https://youtu.be/jkwJCR0rqDc</text:p>
            <text:p/>
          </table:table-cell>
          <table:table-cell table:style-name="ce118" office:value-type="string" calcext:value-type="string">
            <text:p>Доки</text:p>
          </table:table-cell>
          <table:table-cell table:number-columns-repeated="1022"/>
        </table:table-row>
        <table:table-row table:style-name="ro18">
          <table:table-cell table:style-name="ce118" office:value-type="string" calcext:value-type="string">
            <text:p>https://docs.gitlab.com/ee/ci/yaml/</text:p>
            <text:p/>
          </table:table-cell>
          <table:table-cell table:style-name="ce11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9">
          <table:table-cell table:style-name="ce130" office:value-type="string" calcext:value-type="string">
            <text:p>https://docs.gitlab.com/ee/ci/variables/predefined_variables.html</text:p>
            <text:p/>
          </table:table-cell>
          <table:table-cell table:style-name="ce11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0"/>
          <table:table-cell table:style-name="ce118"/>
          <table:table-cell table:number-columns-repeated="1022"/>
        </table:table-row>
        <table:table-row table:style-name="ro14">
          <table:table-cell table:style-name="ce104" office:value-type="string" calcext:value-type="string">
            <text:p>image: docker:stableservices: <text:s/>- docker:dind <text:s/>stages: <text:s/>- pre-build <text:s/>- build</text:p>
          </table:table-cell>
          <table:table-cell table:style-name="ce104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104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9">
          <table:table-cell table:style-name="ce104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104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104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104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</text:p>
          </table:table-cell>
          <table:table-cell table:style-name="ce104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_IMAGE</text:p>
          </table:table-cell>
          <table:table-cell table:style-name="ce11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COMMIT_REF_NAME</text:p>
          </table:table-cell>
          <table:table-cell table:style-name="ce11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30">
          <table:table-cell table:style-name="ce104" office:value-type="string" calcext:value-type="string">
            <text:p><text:span text:style-name="T53">$CI_COMMIT_REF_SLUG</text:span></text:p>
          </table:table-cell>
          <table:table-cell table:style-name="ce104" office:value-type="string" calcext:value-type="string">
            <text:p><text:span text:style-name="T43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8">
          <table:table-cell table:style-name="ce131" office:value-type="string" calcext:value-type="string">
            <text:p><text:span text:style-name="T54">$CI_JOB_TOKEN</text:span></text:p>
          </table:table-cell>
          <table:table-cell table:style-name="ce11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JOB_STAGE</text:p>
          </table:table-cell>
          <table:table-cell table:style-name="ce11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5">- </text:span><text:span text:style-name="T56">echo</text:span><text:span text:style-name="T57"> "$CI_JOB_STAGE"</text:span></text:p>
          </table:table-cell>
          <table:table-cell table:style-name="ce11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31">
          <table:table-cell table:style-name="ce104" office:value-type="string" calcext:value-type="string">
            <text:p><text:span text:style-name="T58">.deploy_common:</text:span></text:p>
            <text:p><text:span text:style-name="T59"># common config HERE</text:span></text:p>
            <text:p/>
            <text:p><text:span text:style-name="T60">deploy_master_CD</text:span><text:span text:style-name="T61">:</text:span></text:p>
            <text:p><text:span text:style-name="T60">extends</text:span><text:span text:style-name="T61">: .deploy_common</text:span></text:p>
            <text:p><text:span text:style-name="T60">only</text:span><text:span text:style-name="T61">:</text:span></text:p>
            <text:p><text:span text:style-name="T60">refs</text:span><text:span text:style-name="T61">:</text:span></text:p>
            <text:p><text:span text:style-name="T62">- master</text:span></text:p>
            <text:p/>
            <text:p><text:span text:style-name="T60">deploy_manual</text:span><text:span text:style-name="T61">:</text:span></text:p>
            <text:p><text:span text:style-name="T60">extends</text:span><text:span text:style-name="T61">: .deploy_common</text:span></text:p>
            <text:p><text:span text:style-name="T60">when</text:span><text:span text:style-name="T61">: manual</text:span></text:p>
          </table:table-cell>
          <table:table-cell table:style-name="ce104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8">
          <table:table-cell table:style-name="ce104" office:value-type="string" calcext:value-type="string">
            <text:p><text:span text:style-name="T60">deploy</text:span><text:span text:style-name="T61">:</text:span></text:p>
            <text:p><text:span text:style-name="T60">rules</text:span><text:span text:style-name="T61">:</text:span></text:p>
            <text:p><text:span text:style-name="T63">- </text:span><text:span text:style-name="T64">if</text:span><text:span text:style-name="T65">: '$CI_COMMIT_REF_NAME == "master"'</text:span></text:p>
            <text:p><text:span text:style-name="T63">- </text:span><text:span text:style-name="T64">when</text:span><text:span text:style-name="T65">: manual</text:span></text:p>
          </table:table-cell>
          <table:table-cell table:style-name="ce118" office:value-type="string" calcext:value-type="string">
            <text:p><text:span text:style-name="T25">УСЛОВИЯ запуска лучше ставить через </text:span><text:span text:style-name="T77">rules</text:span><text:span text:style-name="T78">, НЕ через only/except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7" table:number-columns-repeated="2"/>
          <table:table-cell table:number-columns-repeated="1022"/>
        </table:table-row>
        <table:table-row table:style-name="ro1" table:number-rows-repeated="26">
          <table:table-cell table:style-name="ce104" table:number-columns-repeated="2"/>
          <table:table-cell table:number-columns-repeated="1022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113"/>
        <table:table-column table:style-name="co8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32">
          <table:table-cell table:style-name="ce135" office:value-type="string" calcext:value-type="string">
            <text:p>https://habr.com/ru/post/310460</text:p>
            <text:p/>
          </table:table-cell>
          <table:table-cell table:style-name="ce135" office:value-type="string" calcext:value-type="string">
            <text:p><text:span text:style-name="T230">отличное пособие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9">
          <table:table-cell table:style-name="ce137"/>
          <table:table-cell table:style-name="ce141" office:value-type="string" calcext:value-type="string">
            <text:p><text:span text:style-name="T231">Docker Desktop</text:span> разворачивает приложения по умолчанию на адресе localhost</text:p>
            <text:p><text:span text:style-name="T231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7" office:value-type="string" calcext:value-type="string">
            <text:p/>
            <text:p>winpty docker exec -it //bin//sh</text:p>
          </table:table-cell>
          <table:table-cell table:style-name="ce13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3">
          <table:table-cell table:style-name="ce138" office:value-type="string" calcext:value-type="string">
            <text:p>sudo groupadd docker</text:p>
            <text:p/>
            <text:p><text:span text:style-name="T79">sudo gpasswd -a $USER docker</text:span></text:p>
          </table:table-cell>
          <table:table-cell table:style-name="ce141" office:value-type="string" calcext:value-type="string">
            <text:p><text:span text:style-name="T232">To run docker without sudo:</text:span></text:p>
            <text:p><text:span text:style-name="T232">Add the docker group if it doesn't already exist.</text:span></text:p>
            <text:p><text:span text:style-name="T232">Add the connected user "$USER" to the docker group.</text:span></text:p>
            <text:p/>
            <text:p><text:span text:style-name="T232">Change the user name to match your preferred user if you do not want to use your current user:</text:span></text:p>
            <text:p/>
            <text:p><text:span text:style-name="T233">Either do a </text:span><text:span text:style-name="T234">newgrp docker</text:span><text:span text:style-name="T235"> or log out/in to activate the changes to groups.</text:span></text:p>
            <text:p><text:span text:style-name="T232">You can use</text:span></text:p>
            <text:p><text:span text:style-name="T79">docker run hello-world</text:span></text:p>
            <text:p><text:span text:style-name="T232">to check if you can run docker without sudo.</text:span></text:p>
            <text:p><text:span text:style-name="T79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9" office:value-type="string" calcext:value-type="string">
            <text:p>Анализ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0" office:value-type="string" calcext:value-type="string">
            <text:p>docker <text:span text:style-name="T9">ps</text:span></text:p>
          </table:table-cell>
          <table:table-cell table:style-name="ce104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0">docker ps --all</text:span></text:p>
          </table:table-cell>
          <table:table-cell table:style-name="ce104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ps -a</text:p>
          </table:table-cell>
          <table:table-cell table:style-name="ce104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1">docker ps</text:span><text:span text:style-name="T82"> </text:span><text:span text:style-name="T83">-a -q</text:span></text:p>
          </table:table-cell>
          <table:table-cell table:style-name="ce104" office:value-type="string" calcext:value-type="string">
            <text:p><text:span text:style-name="T236">увидеть </text:span><text:span text:style-name="T83">только ID всех</text:span><text:span text:style-name="T82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1">docker</text:span><text:span text:style-name="T82"> </text:span><text:span text:style-name="T83">images</text:span></text:p>
          </table:table-cell>
          <table:table-cell table:style-name="ce104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4">docker logs</text:span><text:span text:style-name="T82"> </text:span><text:span text:style-name="T85">&lt;container ID&gt;</text:span></text:p>
          </table:table-cell>
          <table:table-cell table:style-name="ce104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86">docker </text:span><text:span text:style-name="T87">run</text:span><text:span text:style-name="T88"> -it </text:span><text:span text:style-name="T89">&lt;image name or ID&gt; </text:span><text:span text:style-name="T87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90">docker </text:span><text:span text:style-name="T91">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<text:span text:style-name="T4">search</text:span> tomcat</text:p>
          </table:table-cell>
          <table:table-cell table:style-name="ce104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39" office:value-type="string" calcext:value-type="string">
            <text:p>ТЭГИ</text:p>
          </table:table-cell>
          <table:table-cell table:style-name="ce139"/>
          <table:table-cell table:number-columns-repeated="1022"/>
        </table:table-row>
        <table:table-row table:style-name="ro34">
          <table:table-cell table:style-name="ce104"/>
          <table:table-cell table:style-name="ce104" office:value-type="string" calcext:value-type="string">
            <text:p><text:span text:style-name="T9">Создают доп. ссылку на имадж.</text:span></text:p>
            <text:p><text:span text:style-name="T9">Старая ссылка, если была, то остается, и получается 2 ссылки на 1 имадж.</text:span></text:p>
            <text:p><text:span text:style-name="T9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docker <text:span text:style-name="T4">tag</text:span> <text:span text:style-name="T92">0e5574283393</text:span> <text:span text:style-name="T34">fedora</text:span>/<text:span text:style-name="T34">httpd</text:span>:<text:span text:style-name="T93">version1.0</text:span></text:p>
          </table:table-cell>
          <table:table-cell table:style-name="ce104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tag httpd:test fedora/httpd:version1.0.test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Построение образ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3" office:value-type="string" calcext:value-type="string">
            <text:p>docker build .</text:p>
          </table:table-cell>
          <table:table-cell table:style-name="ce104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5">
          <table:table-cell table:style-name="ce104" office:value-type="string" calcext:value-type="string">
            <text:p><text:span text:style-name="T94">docker build</text:span> <text:span text:style-name="T95">-t </text:span><text:span text:style-name="T96">&lt;имя имаджа&gt;</text:span>:<text:span text:style-name="T34">&lt;тэг&gt;</text:span> . <text:span text:style-name="T4">--no-cache</text:span></text:p>
          </table:table-cell>
          <table:table-cell table:style-name="ce106" office:value-type="string" calcext:value-type="string">
            <text:p>остроить имадж <text:span text:style-name="T237">с указанием имени и тэга</text:span>, <text:span text:style-name="T238">не используя кэш</text:span>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97">docker build </text:span><text:span text:style-name="T98">-f Dockerfile</text:span><text:span text:style-name="T99"> -t </text:span><text:span text:style-name="T100">&lt;имя имаджа&gt;</text:span><text:span text:style-name="T101">:&lt;тэг&gt; </text:span><text:span text:style-name="T99">.</text:span></text:p>
          </table:table-cell>
          <table:table-cell table:style-name="ce104" office:value-type="string" calcext:value-type="string">
            <text:p><text:span text:style-name="T172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102">docker build -t </text:span><text:span text:style-name="T103">&lt;DockerHub account name&gt;</text:span><text:span text:style-name="T104">/</text:span><text:span text:style-name="T105">&lt;New Image name&gt;</text:span><text:span text:style-name="T106">:</text:span><text:span text:style-name="T107">&lt;Tag of version&gt;</text:span><text:span text:style-name="T104"> .</text:span></text:p>
          </table:table-cell>
          <table:table-cell table:style-name="ce104" office:value-type="string" calcext:value-type="string">
            <text:p><text:span text:style-name="T172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t</text:p>
          </table:table-cell>
          <table:table-cell table:style-name="ce104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p</text:p>
          </table:table-cell>
          <table:table-cell table:style-name="ce104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<text:span text:style-name="T236">запускает образ в </text:span><text:span text:style-name="T239">detached режиме (</text:span><text:span text:style-name="T82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--no-cache</text:p>
          </table:table-cell>
          <table:table-cell table:style-name="ce104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104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8">docker run -it </text:span><text:span text:style-name="T109">&lt;image name or ID&gt; </text:span><text:span text:style-name="T110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Запуск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44" office:value-type="string" calcext:value-type="string">
            <text:p>run <text:span text:style-name="T111">= docker create + docker start</text:span></text:p>
          </table:table-cell>
          <table:table-cell table:style-name="ce104"/>
          <table:table-cell table:number-columns-repeated="1022"/>
        </table:table-row>
        <table:table-row table:style-name="ro9">
          <table:table-cell table:style-name="ce141" office:value-type="string" calcext:value-type="string">
            <text:p><text:span text:style-name="T112">docker run </text:span><text:span text:style-name="T113">&lt;имя имаджа&gt;</text:span></text:p>
          </table:table-cell>
          <table:table-cell table:style-name="ce104" office:value-type="string" calcext:value-type="string">
            <text:p><text:span text:style-name="T172">запустить контейнер,</text:span></text:p>
            <text:p><text:span text:style-name="T172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14">docker run</text:span><text:span text:style-name="T115"> </text:span><text:span text:style-name="T116">&lt;имя имаджа&gt; </text:span><text:span text:style-name="T115">command</text:span></text:p>
          </table:table-cell>
          <table:table-cell table:style-name="ce13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17">docker run</text:span><text:span text:style-name="T106"> </text:span><text:span text:style-name="T118">--name</text:span><text:span text:style-name="T106"> </text:span><text:span text:style-name="T119">&lt;имя контейнера&gt;</text:span><text:span text:style-name="T106"> </text:span><text:span text:style-name="T120">&lt;имя имаджа&gt;</text:span></text:p>
          </table:table-cell>
          <table:table-cell table:style-name="ce104" office:value-type="string" calcext:value-type="string">
            <text:p><text:span text:style-name="T240">создать и запустить контейнер, указав ему </text:span><text:span text:style-name="T241">ИМЯ</text:span></text:p>
          </table:table-cell>
          <table:table-cell table:number-columns-repeated="1022"/>
        </table:table-row>
        <table:table-row table:style-name="ro4">
          <table:table-cell table:style-name="ce145" office:value-type="string" calcext:value-type="string">
            <text:p><text:span text:style-name="T121">docker </text:span><text:span text:style-name="T122">run --name </text:span><text:span text:style-name="T123">&lt;имя контейнера&gt;</text:span><text:span text:style-name="T124"> </text:span><text:span text:style-name="T125">-d</text:span><text:span text:style-name="T126"> </text:span><text:span text:style-name="T127">&lt;имя имаджа&gt;</text:span></text:p>
          </table:table-cell>
          <table:table-cell table:style-name="ce154" office:value-type="string" calcext:value-type="string">
            <text:p>создать и запустить контейнер <text:span text:style-name="T242">фоном, ДЕМОНОМ</text:span><text:span text:style-name="T243">.</text:span>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154"/>
          <table:table-cell table:number-columns-repeated="1022"/>
        </table:table-row>
        <table:table-row table:style-name="ro4">
          <table:table-cell table:style-name="ce146" office:value-type="string" calcext:value-type="string">
            <text:p><text:span text:style-name="T128">start </text:span><text:span text:style-name="T129">&lt;container ID&gt;</text:span></text:p>
          </table:table-cell>
          <table:table-cell table:style-name="ce13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8">docker start</text:span><text:span text:style-name="T110"> </text:span><text:span text:style-name="T130">225824d4f37c</text:span></text:p>
          </table:table-cell>
          <table:table-cell table:style-name="ce13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86">docker start</text:span><text:span text:style-name="T131"> </text:span><text:span text:style-name="T132">-a</text:span><text:span text:style-name="T131"> </text:span><text:span text:style-name="T133">225824d4f37c</text:span></text:p>
          </table:table-cell>
          <table:table-cell table:style-name="ce141" office:value-type="string" calcext:value-type="string">
            <text:p><text:span text:style-name="T244">start a container with ID 225824d4f37c </text:span><text:span text:style-name="T245">showing</text:span><text:span text:style-name="T110"> its output in terminal</text:span></text:p>
          </table:table-cell>
          <table:table-cell table:number-columns-repeated="1022"/>
        </table:table-row>
        <table:table-row table:style-name="ro4">
          <table:table-cell table:style-name="ce147" office:value-type="string" calcext:value-type="string">
            <text:p><text:span text:style-name="T134">docker </text:span><text:span text:style-name="T135">run</text:span><text:span text:style-name="T136"> </text:span><text:span text:style-name="T137">-it</text:span><text:span text:style-name="T136"> </text:span><text:span text:style-name="T138">-p</text:span><text:span text:style-name="T136"> 1234:8080 </text:span><text:span text:style-name="T139">&lt;имя имаджа&gt;</text:span></text:p>
          </table:table-cell>
          <table:table-cell table:style-name="ce155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9">
          <table:table-cell table:style-name="ce148" office:value-type="string" calcext:value-type="string">
            <text:p><text:span text:style-name="T140">sudo docker</text:span><text:span text:style-name="T141"> </text:span><text:span text:style-name="T140">run</text:span><text:span text:style-name="T141"> </text:span><text:span text:style-name="T142">-it -p</text:span><text:span text:style-name="T141"> 8080:8080 --network=</text:span><text:span text:style-name="T143">"host"</text:span><text:span text:style-name="T141"> </text:span><text:span text:style-name="T140">--name</text:span><text:span text:style-name="T144"> </text:span><text:span text:style-name="T145">&lt;имя контейнера&gt;</text:span><text:span text:style-name="T146"> </text:span><text:span text:style-name="T147">&lt;имя имаджа&gt;</text:span></text:p>
          </table:table-cell>
          <table:table-cell table:style-name="ce156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7">
          <table:table-cell table:style-name="ce149" office:value-type="string" calcext:value-type="string">
            <text:p><text:span text:style-name="T148">docker </text:span><text:span text:style-name="T149">run</text:span><text:span text:style-name="T150"> </text:span><text:span text:style-name="T151">-it</text:span><text:span text:style-name="T150"> </text:span><text:span text:style-name="T152">-p</text:span><text:span text:style-name="T150"> 1234:8080 tomcat</text:span></text:p>
          </table:table-cell>
          <table:table-cell table:style-name="ce142" office:value-type="string" calcext:value-type="string">
            <text:p><text:span text:style-name="T54">запустить Томкат</text:span></text:p>
            <text:p><text:span text:style-name="T246">-it</text:span><text:span text:style-name="T199"> - интерактивно, будем видеть, как он бежит в терминале,</text:span></text:p>
            <text:p><text:span text:style-name="T246">-p</text:span><text:span text:style-name="T199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run -it -p 8888:80 nginx</text:p>
          </table:table-cell>
          <table:table-cell table:style-name="ce142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42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С открытым терминалом внутри контейнера</text:p>
          </table:table-cell>
          <table:table-cell table:style-name="ce150"/>
          <table:table-cell table:number-columns-repeated="1022"/>
        </table:table-row>
        <table:table-row table:style-name="ro38">
          <table:table-cell table:style-name="ce141" office:value-type="string" calcext:value-type="string">
            <text:p><text:span text:style-name="T153">docker run </text:span><text:span text:style-name="T154">busybox</text:span><text:span text:style-name="T115"> </text:span><text:span text:style-name="T155">&lt;LINUX COMMAND&gt;</text:span></text:p>
          </table:table-cell>
          <table:table-cell table:style-name="ce141" office:value-type="string" calcext:value-type="string">
            <text:p><text:span text:style-name="T244">контейнер</text:span><text:span text:style-name="T247">, </text:span><text:span text:style-name="T248">позволяющий выполнять комманды Linux</text:span></text:p>
          </table:table-cell>
          <table:table-cell table:number-columns-repeated="1022"/>
        </table:table-row>
        <table:table-row table:style-name="ro39">
          <table:table-cell table:style-name="ce141" office:value-type="string" calcext:value-type="string">
            <text:p><text:span text:style-name="T156">docker run </text:span><text:span text:style-name="T157">-it</text:span><text:span text:style-name="T158"> </text:span><text:span text:style-name="T159">busybox</text:span><text:span text:style-name="T158"> </text:span><text:span text:style-name="T160">sh</text:span></text:p>
          </table:table-cell>
          <table:table-cell table:style-name="ce141" office:value-type="string" calcext:value-type="string">
            <text:p><text:span text:style-name="T249">run a container with this window </text:span><text:span text:style-name="T250">connected to STDIN</text:span><text:span text:style-name="T131"> of a container and </text:span><text:span text:style-name="T251">linux terminal opened</text:span><text:span text:style-name="T131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 ПОРТАМИ</text:p>
          </table:table-cell>
          <table:table-cell table:style-name="ce150"/>
          <table:table-cell table:number-columns-repeated="1022"/>
        </table:table-row>
        <table:table-row table:style-name="ro37">
          <table:table-cell table:style-name="ce141" office:value-type="string" calcext:value-type="string">
            <text:p><text:span text:style-name="T161">docker run</text:span><text:span text:style-name="T106"> </text:span><text:span text:style-name="T162">-p</text:span><text:span text:style-name="T106"> </text:span><text:span text:style-name="T162">8080</text:span><text:span text:style-name="T106">:8080 </text:span><text:span text:style-name="T120">&lt;image name or ID&gt;</text:span></text:p>
          </table:table-cell>
          <table:table-cell table:style-name="ce141" office:value-type="string" calcext:value-type="string">
            <text:p><text:span text:style-name="T244">Порты: </text:span><text:span text:style-name="T252">СНАРУЖИ</text:span><text:span text:style-name="T110">:ВНУТРИ.</text:span></text:p>
            <text:p><text:span text:style-name="T244">run a container with </text:span><text:span text:style-name="T253">redirecting incoming fetches</text:span><text:span text:style-name="T110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амоликвидация контейнера</text:p>
          </table:table-cell>
          <table:table-cell table:style-name="ce150"/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102">docker run --name</text:span><text:span text:style-name="T106"> </text:span><text:span text:style-name="T163">&lt;имя контейнера&gt;</text:span><text:span text:style-name="T106"> </text:span><text:span text:style-name="T164">-d</text:span><text:span text:style-name="T118"> --rm </text:span><text:span text:style-name="T107">&lt;имя имаджа&gt;</text:span></text:p>
          </table:table-cell>
          <table:table-cell table:style-name="ce141" office:value-type="string" calcext:value-type="string">
            <text:p><text:span text:style-name="T254">- создать и запустить контейнер </text:span><text:span text:style-name="T208">фоном</text:span><text:span text:style-name="T195">, </text:span><text:span text:style-name="T228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docker run --rm --name &lt;имя контейнера&gt; -d -p 8080:8080 &lt;имя имаджа&gt;</text:p>
          </table:table-cell>
          <table:table-cell table:style-name="ce141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ВРЕМЕННЫЕ ЗОНЫ</text:p>
          </table:table-cell>
          <table:table-cell table:style-name="ce150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7">docker run --rm --name</text:span><text:span text:style-name="T101"> </text:span><text:span text:style-name="T165">&lt;имя контейнера&gt;</text:span><text:span text:style-name="T101"> -d -p 8080:8080 </text:span><text:span text:style-name="T166">-e TZ=Europe/Moscow</text:span><text:span text:style-name="T101"> &lt;имя имаджа&gt;</text:span></text:p>
          </table:table-cell>
          <table:table-cell table:style-name="ce104" office:value-type="string" calcext:value-type="string">
            <text:p><text:span text:style-name="T172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ХРАНЕНИЕ ДАННЫХ</text:p>
          </table:table-cell>
          <table:table-cell table:style-name="ce139"/>
          <table:table-cell table:number-columns-repeated="1022"/>
        </table:table-row>
        <table:table-row table:style-name="ro3">
          <table:table-cell table:style-name="ce151" office:value-type="string" calcext:value-type="string">
            <text:p><text:span text:style-name="T167">docker run --name</text:span> <text:span text:style-name="T168">&lt;имя контейнера&gt; </text:span>-<text:span text:style-name="T169">d</text:span> -<text:span text:style-name="T170">p</text:span> 8080:8080 -<text:span text:style-name="T171">e</text:span> <text:span text:style-name="T172">TZ</text:span>=<text:span text:style-name="T173">Europe</text:span>/<text:span text:style-name="T174">Moscow</text:span> <text:span text:style-name="T175">-v &lt;абсолютный путь на хостовой машине&gt;: &lt;абсолютный путь внутри контейнера</text:span><text:span text:style-name="T176">&gt; &lt;имя имаджа&gt;</text:span></text:p>
          </table:table-cell>
          <table:table-cell table:style-name="ce104" office:value-type="string" calcext:value-type="string">
            <text:p><text:span text:style-name="T236">монтирование папки для сохранения данных </text:span><text:span text:style-name="T83">внутри контейнера</text:span><text:span text:style-name="T82"> между запусками</text:span></text:p>
          </table:table-cell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177">docker run -p 3000:3000 </text:span><text:span text:style-name="T157">-v app/node_modules</text:span><text:span text:style-name="T178"> </text:span><text:span text:style-name="T179">-v $(pwd):/app</text:span><text:span text:style-name="T178"> </text:span><text:span text:style-name="T159">&lt;image ID&gt;</text:span></text:p>
          </table:table-cell>
          <table:table-cell table:style-name="ce141" office:value-type="string" calcext:value-type="string">
            <text:p><text:span text:style-name="T255">put a bookmark on a nod modules folder of a container (bookmark means «Don“t touch it, don“t reference, this folder works fine»)</text:span><text:span text:style-name="T110"> and </text:span><text:span text:style-name="T256">make reference of our (PWD — print working directory) workdir folder to a folder inside a container</text:span></text:p>
            <text:p><text:span text:style-name="T54">(we make a volume = refernce)</text:span></text:p>
          </table:table-cell>
          <table:table-cell table:number-columns-repeated="1022"/>
        </table:table-row>
        <table:table-row table:style-name="ro9">
          <table:table-cell table:style-name="ce141" office:value-type="string" calcext:value-type="string">
            <text:p><text:span text:style-name="T180">docker</text:span><text:span text:style-name="T181"> </text:span><text:span text:style-name="T182">run</text:span><text:span text:style-name="T183"> --</text:span><text:span text:style-name="T184">rm</text:span><text:span text:style-name="T185"> -</text:span><text:span text:style-name="T184">d</text:span><text:span text:style-name="T183"> -</text:span><text:span text:style-name="T182">p</text:span><text:span text:style-name="T186"> 27017: 27017 </text:span><text:span text:style-name="T182">mongo</text:span></text:p>
          </table:table-cell>
          <table:table-cell table:style-name="ce141" office:value-type="string" calcext:value-type="string">
            <text:p><text:span text:style-name="T54">запуск контейнера </text:span>Mongo из имаджа с Докер-библиотеки. <text:span text:style-name="T231">Временная</text:span> ДБ, которая <text:span text:style-name="T231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50" office:value-type="string" calcext:value-type="string">
            <text:p>VOLUMES</text:p>
          </table:table-cell>
          <table:table-cell table:style-name="ce150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87">docker volume create</text:span><text:span text:style-name="T110"> </text:span><text:span text:style-name="T188">&lt;имя волюма&gt;</text:span></text:p>
          </table:table-cell>
          <table:table-cell table:style-name="ce141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89">docker 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41" office:value-type="string" calcext:value-type="string">
            <text:p><text:span text:style-name="T190">docker run --rm --name</text:span> &lt; имя контейнера &gt; <text:span text:style-name="T191">-d -p 8080:8080 -e TZ=Europe/Moscow -</text:span><text:span text:style-name="T192">v &lt;ИМЯ ВОЛЮМА&gt;: &lt;абсолютный путь внутри контейнера</text:span>&gt; &lt; имя имаджа &gt;</text:p>
          </table:table-cell>
          <table:table-cell table:style-name="ce141" office:value-type="string" calcext:value-type="string">
            <text:p>монтирование папки для сохранения данных <text:span text:style-name="T257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Работа с функционирующим контейнером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52" office:value-type="string" calcext:value-type="string">
            <text:p>exec</text:p>
          </table:table-cell>
          <table:table-cell table:style-name="ce13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0">docker</text:span> exec -it &lt;container ID&gt; &lt;command&gt;</text:p>
          </table:table-cell>
          <table:table-cell table:style-name="ce104" office:value-type="string" calcext:value-type="string">
            <text:p><text:span text:style-name="T258">allows to provide input</text:span><text:span text:style-name="T101"> </text:span><text:span text:style-name="T98">with tips and help</text:span><text:span text:style-name="T101"> to STDIN and </text:span><text:span text:style-name="T259">send another command</text:span><text:span text:style-name="T101"> to a container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0">docker</text:span> exec -u 0 -it &lt;container ID&gt; /bin/bash</text:p>
          </table:table-cell>
          <table:table-cell table:style-name="ce104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93">docker exec -it </text:span><text:span text:style-name="T194">&lt;container ID&gt;</text:span><text:span text:style-name="T195"> </text:span><text:span text:style-name="T196">sh</text:span></text:p>
          </table:table-cell>
          <table:table-cell table:style-name="ce141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exec -it <text:span text:style-name="T197">&lt;container ID&gt;</text:span> /bin/bash</text:p>
          </table:table-cell>
          <table:table-cell table:style-name="ce141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72">Ctrl+D or ‘exit’</text:span></text:p>
          </table:table-cell>
          <table:table-cell table:style-name="ce13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0">
          <table:table-cell table:style-name="ce141" office:value-type="string" calcext:value-type="string">
            <text:p><text:span text:style-name="T198">docker </text:span><text:span text:style-name="T91">commit</text:span><text:span text:style-name="T199"> </text:span><text:span text:style-name="T200">-c</text:span><text:span text:style-name="T199"> </text:span><text:span text:style-name="T201">„CMD [«redis-server»]“</text:span><text:span text:style-name="T199"> </text:span><text:span text:style-name="T202">&lt;ID of a container&gt;</text:span></text:p>
          </table:table-cell>
          <table:table-cell table:style-name="ce141" office:value-type="string" calcext:value-type="string">
            <text:p><text:span text:style-name="T54">Создаёт имадж из выбранного контейнера.</text:span></text:p>
            <text:p><text:span text:style-name="T54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54">Именно так на каждом шагу делают Dockerfiles</text:span></text:p>
          </table:table-cell>
          <table:table-cell table:number-columns-repeated="1022"/>
        </table:table-row>
        <table:table-row table:style-name="ro38">
          <table:table-cell table:style-name="ce141" office:value-type="string" calcext:value-type="string">
            <text:p><text:span text:style-name="T90">docker </text:span><text:span text:style-name="T91">commit</text:span><text:span text:style-name="T203"> </text:span><text:span text:style-name="T204">5267e21d140</text:span><text:span text:style-name="T203"> </text:span><text:span text:style-name="T205">denis_v2</text:span><text:span text:style-name="T203">:</text:span><text:span text:style-name="T206">latest</text:span>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0">
          <table:table-cell table:style-name="ce104" office:value-type="string" calcext:value-type="string">
            <text:p><text:span text:style-name="T80">docker</text:span> <text:span text:style-name="T207">cp</text:span> foo.txt <text:span text:style-name="T93">mycontainer</text:span>:/foo.txt</text:p>
          </table:table-cell>
          <table:table-cell table:style-name="ce104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0">docker</text:span> <text:span text:style-name="T207">cp</text:span> mycontainer:/foo.txt foo.txt</text:p>
          </table:table-cell>
          <table:table-cell table:style-name="ce104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0">docker</text:span> <text:span text:style-name="T207">cp</text:span> src/. mycontainer:/target</text:p>
            <text:p><text:span text:style-name="T80">docker</text:span> <text:span text:style-name="T207">cp</text:span> mycontainer:/src/. target</text:p>
          </table:table-cell>
          <table:table-cell table:style-name="ce104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Остановк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153">docker </text:span><text:span text:style-name="T208">stop</text:span><text:span text:style-name="T115"> </text:span><text:span text:style-name="T194">&lt;name or ID of a container&gt;</text:span></text:p>
          </table:table-cell>
          <table:table-cell table:style-name="ce141" office:value-type="string" calcext:value-type="string">
            <text:p><text:span text:style-name="T260">stop </text:span><text:span text:style-name="T199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8">
          <table:table-cell table:style-name="ce141" office:value-type="string" calcext:value-type="string">
            <text:p><text:span text:style-name="T193">docker </text:span><text:span text:style-name="T196">kill</text:span><text:span text:style-name="T195"> </text:span><text:span text:style-name="T194">&lt;name or ID of a container&gt;</text:span></text:p>
          </table:table-cell>
          <table:table-cell table:style-name="ce141" office:value-type="string" calcext:value-type="string">
            <text:p><text:span text:style-name="T261">kill</text:span><text:span text:style-name="T130"> container </text:span><text:span text:style-name="T110">immediately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0">docker</text:span> <text:span text:style-name="T209">stop</text:span> $(<text:span text:style-name="T80">docker</text:span> <text:span text:style-name="T207">ps</text:span> -a -q)</text:p>
          </table:table-cell>
          <table:table-cell table:style-name="ce104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Удаление</text:p>
          </table:table-cell>
          <table:table-cell table:style-name="ce139"/>
          <table:table-cell table:number-columns-repeated="1022"/>
        </table:table-row>
        <table:table-row table:style-name="ro9">
          <table:table-cell table:style-name="ce152" office:value-type="string" calcext:value-type="string">
            <text:p>system prune</text:p>
          </table:table-cell>
          <table:table-cell table:style-name="ce141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2"/>
          <table:table-cell table:style-name="ce141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<text:span text:style-name="T210"> </text:span><text:span text:style-name="T211">rm</text:span><text:span text:style-name="T212"> </text:span><text:span text:style-name="T213">&lt;ID контейнера или имя&gt;</text:span></text:p>
          </table:table-cell>
          <table:table-cell table:style-name="ce104" office:value-type="string" calcext:value-type="string">
            <text:p><text:span text:style-name="T236">остановить выполнение контейнера и </text:span><text:span text:style-name="T83">удалить</text:span><text:span text:style-name="T82"> его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<text:span text:style-name="T214">docker rm</text:span><text:span text:style-name="T215"> $(</text:span><text:span text:style-name="T216">docker ps</text:span><text:span text:style-name="T212"> -</text:span><text:span text:style-name="T217">qa)</text:span></text:p>
          </table:table-cell>
          <table:table-cell table:style-name="ce141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18">docker</text:span><text:span text:style-name="T219"> </text:span><text:span text:style-name="T220">rmi</text:span><text:span text:style-name="T219"> </text:span><text:span text:style-name="T221">&lt;имя имаджа&gt;</text:span></text:p>
          </table:table-cell>
          <table:table-cell table:style-name="ce141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7">docker</text:span><text:span text:style-name="T101"> </text:span><text:span text:style-name="T99">rmi</text:span><text:span text:style-name="T101"> $(</text:span><text:span text:style-name="T222">docker images -q</text:span><text:span text:style-name="T101">)</text:span></text:p>
          </table:table-cell>
          <table:table-cell table:style-name="ce104" office:value-type="string" calcext:value-type="string">
            <text:p><text:span text:style-name="T172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223">sudo docker rmi </text:span><text:span text:style-name="T224">$(</text:span><text:span text:style-name="T225">sudo docker images -f</text:span><text:span text:style-name="T224"> "dangling=true" -q)</text:span></text:p>
          </table:table-cell>
          <table:table-cell table:style-name="ce136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Dockerfile</text:p>
          </table:table-cell>
          <table:table-cell table:style-name="ce13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111">FROM python:3.6</text:span></text:p>
            <text:p><text:span text:style-name="T226">RUN mkdir -p </text:span><text:span text:style-name="T227">/usr/src/app/</text:span></text:p>
            <text:p><text:span text:style-name="T226">WORKDIR </text:span><text:span text:style-name="T227">/usr/src/app/</text:span>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53">COPY </text:span><text:span text:style-name="T228">.</text:span><text:span text:style-name="T115"> </text:span><text:span text:style-name="T229">/usr/src/app/</text:span></text:p>
          </table:table-cell>
          <table:table-cell table:style-name="ce137" office:value-type="string" calcext:value-type="string">
            <text:p>- <text:span text:style-name="T262">a path on our computer relatively to a build context</text:span> and <text:span text:style-name="T263">a path inside a container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2" office:value-type="string" calcext:value-type="string">
            <text:p><text:span text:style-name="T54">CMD [“python”, “app.py”]</text:span></text:p>
          </table:table-cell>
          <table:table-cell table:style-name="ce104" office:value-type="string" calcext:value-type="string">
            <text:p><text:span text:style-name="T240">вместо CMD может быть </text:span><text:span text:style-name="T264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42" office:value-type="string" calcext:value-type="string">
            <text:p>ENV TZ Europe/Moscow</text:p>
          </table:table-cell>
          <table:table-cell table:style-name="ce157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1">
          <table:table-cell table:style-name="ce104" office:value-type="string" calcext:value-type="string">
            <text:p><text:span text:style-name="T111">FROM python:3.8</text:span></text:p>
            <text:p><text:span text:style-name="T111">RUN mkdir -p /usr/src/app1/</text:span></text:p>
            <text:p><text:span text:style-name="T111">WORKDIR /usr/src/app1/</text:span></text:p>
            <text:p><text:span text:style-name="T111">COPY . /usr/src/app1/</text:span></text:p>
            <text:p><text:span text:style-name="T111">RUN pip install --no-cache-dir -r requirements.txt</text:span></text:p>
            <text:p><text:span text:style-name="T111">EXPOSE 8080</text:span></text:p>
            <text:p/>
            <text:p><text:span text:style-name="T111">ENTRYPOINT ["python"]</text:span></text:p>
            <text:p><text:span text:style-name="T111">CMD ["flask_app1.py"]</text:span></text:p>
          </table:table-cell>
          <table:table-cell table:style-name="ce104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39" office:value-type="string" calcext:value-type="string">
            <text:p>docker-compose</text:p>
          </table:table-cell>
          <table:table-cell table:style-name="ce13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41">
          <table:table-cell table:style-name="ce104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104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2">
          <table:table-cell table:style-name="ce153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104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89">docker-compose</text:span> <text:span text:style-name="T207">up</text:span></text:p>
          </table:table-cell>
          <table:table-cell table:style-name="ce104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104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113"/>
        <table:table-column table:style-name="co10" table:default-cell-style-name="ce113"/>
        <table:table-column table:style-name="co4" table:number-columns-repeated="1022" table:default-cell-style-name="ce113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Server</text:p>
          </table:table-cell>
          <table:table-cell table:style-name="ce108"/>
          <table:table-cell table:number-columns-repeated="1022"/>
        </table:table-row>
        <table:table-row table:style-name="ro10">
          <table:table-cell table:style-name="ce104"/>
          <table:table-cell table:style-name="ce104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</text:p>
          </table:table-cell>
          <table:table-cell table:style-name="ce104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 -t 60</text:p>
          </table:table-cell>
          <table:table-cell table:style-name="ce104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10</text:p>
          </table:table-cell>
          <table:table-cell table:style-name="ce108"/>
          <table:table-cell table:number-columns-repeated="1022"/>
        </table:table-row>
        <table:table-row table:style-name="ro9">
          <table:table-cell table:style-name="ce104" office:value-type="string" calcext:value-type="string">
            <text:p>powercfg.exe /hibernate off</text:p>
          </table:table-cell>
          <table:table-cell table:style-name="ce104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Планировщик задач</text:p>
          </table:table-cell>
          <table:table-cell table:style-name="ce158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cls</text:p>
          </table:table-cell>
          <table:table-cell table:style-name="ce104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8" office:value-type="string" calcext:value-type="string">
            <text:p>Добавляем пути в PATH</text:p>
          </table:table-cell>
          <table:table-cell table:style-name="ce108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3">
          <table:table-cell table:style-name="ce104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65">В диалоговом окне "</text:span><text:span text:style-name="T266">Система</text:span><text:span text:style-name="T267">" → "Дополнительные параметры системы".</text:span></text:p>
            <text:p/>
          </table:table-cell>
          <table:table-cell table:style-name="ce104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4">
          <table:table-cell table:style-name="ce104" office:value-type="string" calcext:value-type="string">
            <text:p><text:span text:style-name="T265">-&gt; На вкладке "О программе" диалогового окна "Свойства системы" -&gt; "</text:span><text:span text:style-name="T266">Переменные среды</text:span><text:span text:style-name="T267">".</text:span></text:p>
            <text:p><text:span text:style-name="T8">-&gt; "Системные переменные"</text:span></text:p>
            <text:p><text:span text:style-name="T8">-&gt; прокрутите список до переменной Path, а затем выберите ее.</text:span></text:p>
            <text:p/>
            <text:p><text:span text:style-name="T8">"Изменить" в этом диалоговом окне.</text:span></text:p>
            <text:p/>
          </table:table-cell>
          <table:table-cell table:style-name="ce104"/>
          <table:table-cell table:number-columns-repeated="1022"/>
        </table:table-row>
        <table:table-row table:style-name="ro45">
          <table:table-cell table:style-name="ce104" office:value-type="string" calcext:value-type="string">
            <text:p><text:span text:style-name="T8">Добавляем папку, в которой лежат exe-шники,</text:span></text:p>
            <text:p/>
            <text:p><text:span text:style-name="T8">жмём "ОК"</text:span></text:p>
          </table:table-cell>
          <table:table-cell table:style-name="ce104"/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108" office:value-type="string" calcext:value-type="string">
            <text:p>Важные удобные штуки</text:p>
          </table:table-cell>
          <table:table-cell table:style-name="ce108"/>
        </table:table-row>
        <table:table-row table:style-name="ro2">
          <table:table-cell table:style-name="ce127" office:value-type="string" calcext:value-type="string">
            <text:p>Устройства — Общий буфер обмена — Двунаправленный</text:p>
          </table:table-cell>
          <table:table-cell table:style-name="ce127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7" office:value-type="string" calcext:value-type="string">
            <text:p>Устройства — Функция Drag&amp;Drop — Двунаправленный</text:p>
          </table:table-cell>
          <table:table-cell table:style-name="ce127"/>
        </table:table-row>
        <table:table-row table:style-name="ro1" table:number-rows-repeated="2">
          <table:table-cell table:style-name="ce127" table:number-columns-repeated="2"/>
        </table:table-row>
        <table:table-row table:style-name="ro2">
          <table:table-cell table:style-name="ce108" office:value-type="string" calcext:value-type="string">
            <text:p>УСТАНОВКА ДОПОЛНЕНИЙ НА VBOX для открытия общих папок</text:p>
          </table:table-cell>
          <table:table-cell table:style-name="ce108"/>
        </table:table-row>
        <table:table-row table:style-name="ro3">
          <table:table-cell table:style-name="ce104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104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9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9">
          <table:table-cell table:style-name="ce104" office:value-type="string" calcext:value-type="string">
            <text:p><text:span text:style-name="T44">sudo sh ./VBoxLinuxAdditions.run</text:span></text:p>
            <text:p><text:span text:style-name="T44">sudo adduser username vboxsf</text:span></text:p>
            <text:p><text:span text:style-name="T44">sudo reboot</text:span></text:p>
          </table:table-cell>
          <table:table-cell table:style-name="ce104"/>
        </table:table-row>
        <table:table-row table:style-name="ro1">
          <table:table-cell table:style-name="ce108" table:number-columns-repeated="2"/>
        </table:table-row>
        <table:table-row table:style-name="ro4">
          <table:table-cell table:style-name="ce106" office:value-type="string" calcext:value-type="string">
            <text:p>genisoimage -o output_image.iso directory_name</text:p>
          </table:table-cell>
          <table:table-cell table:style-name="ce106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104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.00.0000</text:date>, <text:time style:data-style-name="N2" text:time-value="09:43:42.8030637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1-16T17:52:00.660485054</dc:date>
    <meta:editing-cycles>580</meta:editing-cycles>
    <meta:editing-duration>P2DT15M34S</meta:editing-duration>
    <meta:document-statistic meta:table-count="5" meta:cell-count="832" meta:object-count="0"/>
  </office:meta>
</office:document-meta>
</file>